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fill-color="#ffffff" draw:textarea-horizontal-align="justify" draw:textarea-vertical-align="top" draw:auto-grow-height="false" fo:min-height="5.616cm" fo:min-width="5.866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556cm" fo:min-width="6.306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75cm" fo:min-width="3.5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25cm" fo:min-width="3.5cm"/>
    </style:style>
    <style:style style:name="gr7" style:family="graphic" style:parent-style-name="objectwithoutfill">
      <style:graphic-properties draw:stroke="dash" draw:stroke-dash="_32__20_Dots_20_1_20_Dash" svg:stroke-width="0.035cm" draw:marker-start-width="0.352cm" draw:marker-end="Arrow" draw:marker-end-width="0.352cm" draw:fill="none" draw:textarea-horizontal-align="center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696cm" fo:min-width="2.648cm"/>
    </style:style>
    <style:style style:name="gr9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0" style:family="graphic" style:parent-style-name="objectwithoutfill">
      <style:graphic-properties draw:stroke="dash" draw:stroke-dash="Fine_20_Dashed" svg:stroke-width="0.035cm" draw:marker-start-width="0.352cm" draw:marker-end="Arrow" draw:marker-end-width="0.352cm" draw:fill="none" draw:textarea-horizontal-align="center" draw:textarea-vertical-align="middle" fo:padding-top="0.142cm" fo:padding-bottom="0.142cm" fo:padding-left="0.267cm" fo:padding-right="0.267cm"/>
    </style:style>
    <style:style style:name="gr11" style:family="graphic" style:parent-style-name="objectwithoutfill">
      <style:graphic-properties draw:stroke="dash" draw:stroke-dash="Fine_20_Dashed" svg:stroke-width="0.035cm" draw:marker-start-width="0.352cm" draw:marker-end-width="0.352cm" draw:fill="none" draw:textarea-horizontal-align="center" draw:textarea-vertical-align="middle" fo:padding-top="0.142cm" fo:padding-bottom="0.142cm" fo:padding-left="0.267cm" fo:padding-right="0.267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text-properties fo:font-size="14pt" fo:font-weight="bold" style:font-size-asian="14pt" style:font-weight-asian="bold" style:font-size-complex="14pt" style:font-weight-complex="bold"/>
    </style:style>
    <style:style style:name="P2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style:paragraph-properties fo:margin-top="0cm" fo:margin-bottom="0.102cm" fo:text-align="start"/>
      <style:text-properties fo:font-size="12pt" style:font-size-asian="12pt" style:font-size-complex="12pt"/>
    </style:style>
    <style:style style:name="P4" style:family="paragraph">
      <loext:graphic-properties draw:fill-color="#ffffff"/>
      <style:paragraph-properties fo:margin-top="0cm" fo:margin-bottom="0.102cm" fo:text-align="start"/>
      <style:text-properties fo:font-size="12pt" style:font-size-asian="12pt" style:font-size-complex="12pt"/>
    </style:style>
    <style:style style:name="P5" style:family="paragraph">
      <style:paragraph-properties fo:margin-top="0cm" fo:margin-bottom="0.102cm" fo:text-align="star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fo:margin-top="0cm" fo:margin-bottom="0.051cm" fo:text-align="start"/>
    </style:style>
    <style:style style:name="P9" style:family="paragraph">
      <loext:graphic-properties draw:fill-color="#ffffff"/>
      <style:paragraph-properties fo:margin-top="0cm" fo:margin-bottom="0.051cm" fo:text-align="start"/>
      <style:text-properties fo:font-size="12pt" style:font-size-asian="12pt" style:font-size-complex="12pt"/>
    </style:style>
    <style:style style:name="P10" style:family="paragraph">
      <style:paragraph-properties fo:margin-top="0cm" fo:margin-bottom="0.152cm" fo:text-align="start"/>
    </style:style>
    <style:style style:name="P11" style:family="paragraph">
      <loext:graphic-properties draw:fill-color="#ffffff"/>
      <style:paragraph-properties fo:margin-top="0cm" fo:margin-bottom="0.152cm" fo:text-align="start"/>
      <style:text-properties fo:font-size="12pt" style:font-size-asian="12pt" style:font-size-complex="12pt"/>
    </style:style>
    <style:style style:name="P12" style:family="paragraph">
      <loext:graphic-properties draw:fill-color="#ffffff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13" style:family="paragraph">
      <loext:graphic-properties draw:fill-color="#ffffff"/>
    </style:style>
    <style:style style:name="P14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style:text-autospace="none"/>
      <style:text-properties fo:color="#000000" style:font-name="Liberation Mono" fo:font-size="10pt" style:font-name-asian="Liberation Mono" style:font-size-asian="10pt" style:font-name-complex="Liberation Mono" style:font-size-complex="10pt"/>
    </style:style>
    <style:style style:name="P17" style:family="paragraph">
      <loext:graphic-properties draw:fill-color="#ffffff"/>
      <style:paragraph-properties fo:text-align="center"/>
      <style:text-properties style:font-name="Liberation Sans1" fo:font-size="12pt" style:font-size-asian="12pt" style:font-size-complex="12pt"/>
    </style:style>
    <style:style style:name="P18" style:family="paragraph">
      <style:text-properties fo:font-size="12pt" style:font-size-asian="12pt" style:font-size-complex="12pt"/>
    </style:style>
    <style:style style:name="P19" style:family="paragraph">
      <loext:graphic-properties draw:fill="none" draw:fill-color="#ffffff"/>
      <style:text-properties fo:font-size="12pt" style:font-size-asian="12pt" style:font-size-complex="12pt"/>
    </style:style>
    <style:style style:name="P20" style:family="paragraph">
      <loext:graphic-properties draw:fill-color="#ffffff"/>
      <style:paragraph-properties fo:text-align="center" style:text-autospace="none"/>
      <style:text-properties fo:color="#000000" style:font-name="Liberation Mono" fo:font-size="10pt" style:font-name-asian="Liberation Mono" style:font-size-asian="10pt" style:font-name-complex="Liberation Mono" style:font-size-complex="10pt"/>
    </style:style>
    <style:style style:name="P21" style:family="paragraph">
      <style:text-properties fo:font-size="13pt" fo:font-weight="bold" style:font-size-asian="13pt" style:font-weight-asian="bold" style:font-size-complex="13pt" style:font-weight-complex="bold"/>
    </style:style>
    <style:style style:name="P22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Liberation Mono" style:font-size-asian="12pt" style:font-style-asian="normal" style:font-weight-asian="normal" style:font-name-complex="Liberation Mono" style:font-size-complex="12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7cm" svg:height="0.818cm" svg:x="6cm" svg:y="2cm">
          <draw:text-box>
            <text:p text:style-name="P1"><text:span text:style-name="T1">Package Structure</text:span></text:p>
          </draw:text-box>
        </draw:frame>
        <draw:custom-shape draw:style-name="gr2" draw:text-style-name="P4" draw:layer="layout" svg:width="7cm" svg:height="6.5cm" svg:x="0.5cm" svg:y="5.5cm">
          <text:p text:style-name="P3"><text:span text:style-name="T2">Customer</text:span></text:p>
          <text:p text:style-name="P3"><text:span text:style-name="T2">CustomerTransactionsHandler</text:span></text:p>
          <text:p text:style-name="P3"><text:span text:style-name="T2">ItemDataHandler</text:span></text:p>
          <text:p text:style-name="P3"><text:span text:style-name="T2">ItemPurchase</text:span></text:p>
          <text:p text:style-name="P3"><text:span text:style-name="T2">RegionTot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7cm" svg:height="6.5cm" svg:x="9cm" svg:y="5.5cm">
          <text:p text:style-name="P5"><text:span text:style-name="T2">CustomerTransactionManager</text:span></text:p>
          <text:p text:style-name="P5"><text:span text:style-name="T2">ItemDataManager</text:span></text:p>
          <text:p text:style-name="P5"><text:span text:style-name="T2">InventorySerializ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7cm" svg:height="2cm" svg:x="17.5cm" svg:y="5.5cm">
          <text:p text:style-name="P6">..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9" draw:layer="layout" svg:width="7cm" svg:height="6.5cm" svg:x="3.5cm" svg:y="13.5cm">
          <text:p text:style-name="P8"><text:span text:style-name="T2">ClientHTTPProxy</text:span></text:p>
          <text:p text:style-name="P8"><text:span text:style-name="T2">CtmClientHTTPProxy</text:span></text:p>
          <text:p text:style-name="P8"><text:span text:style-name="T2">InvManagerClientConsta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1" draw:layer="layout" svg:width="7cm" svg:height="6.5cm" svg:x="12cm" svg:y="13.5cm">
          <text:p text:style-name="P10"><text:span text:style-name="T2">CtmHTTPServer</text:span></text:p>
          <text:p text:style-name="P10"><text:span text:style-name="T2">CtmHTTPMessageHandler</text:span></text:p>
          <text:p text:style-name="P10"><text:span text:style-name="T2">IdmHTTPServer</text:span></text:p>
          <text:p text:style-name="P10"><text:span text:style-name="T2">IdmHTTPMessageHandler</text:span></text:p>
          <text:p text:style-name="P10"><text:span text:style-name="T2">InvManagerHTTPServerUti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4cm" svg:height="1cm" svg:x="1.9cm" svg:y="4.5cm">
          <text:p text:style-name="P6"><text:span text:style-name="T3">Business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4cm" svg:height="1cm" svg:x="10.5cm" svg:y="4.5cm">
          <text:p text:style-name="P6"><text:span text:style-name="T3">Interfaces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4cm" svg:height="1cm" svg:x="18.9cm" svg:y="4.5cm">
          <text:p text:style-name="P6"><text:span text:style-name="T3">Utils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4cm" svg:height="1cm" svg:x="4.8cm" svg:y="12.5cm">
          <text:p text:style-name="P6"><text:span text:style-name="T3">Client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4cm" svg:height="1cm" svg:x="13.4cm" svg:y="12.5cm">
          <text:p text:style-name="P6"><text:span text:style-name="T3">Server</text:span></text:p>
          <draw:enhanced-geometry svg:viewBox="0 0 21600 21600" draw:type="rectangle" draw:enhanced-path="M 0 0 L 21600 0 21600 21600 0 21600 0 0 Z N"/>
        </draw:custom-shape>
        <draw:custom-shape draw:style-name="gr2" draw:text-style-name="P11" draw:layer="layout" svg:width="7cm" svg:height="6.5cm" svg:x="20cm" svg:y="13.5cm">
          <text:p text:style-name="P10"><text:span text:style-name="T2">RPCtes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4cm" svg:height="1cm" svg:x="21.4cm" svg:y="12.5cm">
          <text:p text:style-name="P6"><text:span text:style-name="T3">Test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6" draw:text-style-name="P14" draw:layer="layout" svg:width="4cm" svg:height="1.5cm" svg:x="0cm" svg:y="11cm">
          <text:p text:style-name="P6"><text:span text:style-name="T2">Customer</text:span><text:span text:style-name="T2"><text:line-break/></text:span><text:span text:style-name="T2">Transactions</text:span><text:span text:style-name="T2"><text:line-break/></text:span><text:span text:style-name="T2">Handler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xml:id="id1" draw:id="id1" draw:layer="layout" svg:width="4cm" svg:height="1.5cm" svg:x="7.5cm" svg:y="7cm">
          <text:p text:style-name="P6"><text:span text:style-name="T2">CTMClient</text:span><text:span text:style-name="T2"><text:line-break/></text:span><text:span text:style-name="T2">HTTPProxy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xml:id="id2" draw:id="id2" draw:layer="layout" svg:width="4cm" svg:height="1.5cm" svg:x="17cm" svg:y="10.5cm">
          <text:p text:style-name="P6"><text:span text:style-name="T2">IdmHTTP</text:span><text:span text:style-name="T2"><text:line-break/></text:span><text:span text:style-name="T2">MessageHandler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xml:id="id3" draw:id="id3" draw:layer="layout" svg:width="4cm" svg:height="1.5cm" svg:x="23cm" svg:y="13.5cm">
          <text:p text:style-name="P6"><text:span text:style-name="T2">ItemDataHandler</text:span></text:p>
          <draw:enhanced-geometry svg:viewBox="0 0 21600 21600" draw:type="rectangle" draw:enhanced-path="M 0 0 L 21600 0 21600 21600 0 21600 0 0 Z N"/>
        </draw:custom-shape>
        <draw:connector draw:style-name="gr7" draw:text-style-name="P15" draw:layer="layout" draw:type="line" svg:x1="11.5cm" svg:y1="7.75cm" svg:x2="19cm" svg:y2="10.5cm" draw:start-shape="id1" draw:start-glue-point="1" draw:end-shape="id2" draw:end-glue-point="0" svg:d="M11500 7750l7500 2750" svg:viewBox="0 0 7501 2751">
          <text:p/>
        </draw:connector>
        <draw:custom-shape draw:style-name="gr8" draw:text-style-name="P17" draw:layer="layout" svg:width="5cm" svg:height="1.5cm" svg:x="0.4cm" svg:y="5cm">
          <text:p text:style-name="P16"><text:span text:style-name="T4">CustomerTransactionManager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" draw:text-style-name="P19" draw:layer="layout" svg:width="6cm" svg:height="0.725cm" svg:x="11.5cm" svg:y="9cm">
          <draw:text-box>
            <text:p text:style-name="P18"><text:span text:style-name="T2">Marshals across the network</text:span></text:p>
          </draw:text-box>
        </draw:frame>
        <draw:connector draw:style-name="gr7" draw:text-style-name="P15" draw:layer="layout" draw:type="line" svg:x1="17cm" svg:y1="11.25cm" svg:x2="9.5cm" svg:y2="8.5cm" draw:start-shape="id2" draw:start-glue-point="3" draw:end-shape="id1" draw:end-glue-point="2" svg:d="M17000 11250l-7500-2750" svg:viewBox="0 0 7501 2751">
          <text:p/>
        </draw:connector>
        <draw:line draw:style-name="gr9" draw:text-style-name="P15" draw:layer="layout" svg:x1="4cm" svg:y1="11cm" svg:x2="7.5cm" svg:y2="8.5cm">
          <text:p/>
        </draw:line>
        <draw:line draw:style-name="gr9" draw:text-style-name="P15" draw:layer="layout" svg:x1="21cm" svg:y1="12cm" svg:x2="23cm" svg:y2="13.5cm">
          <text:p/>
        </draw:line>
        <draw:frame draw:style-name="gr1" draw:text-style-name="P19" draw:layer="layout" svg:width="5cm" svg:height="0.725cm" svg:x="3.5cm" svg:y="9.5cm">
          <draw:text-box>
            <text:p text:style-name="P18"><text:span text:style-name="T2">Has a reference to:</text:span></text:p>
          </draw:text-box>
        </draw:frame>
        <draw:frame draw:style-name="gr1" draw:text-style-name="P19" draw:layer="layout" svg:width="5cm" svg:height="0.725cm" svg:x="20cm" svg:y="12.275cm">
          <draw:text-box>
            <text:p text:style-name="P18"><text:span text:style-name="T2">Has a reference to:</text:span></text:p>
          </draw:text-box>
        </draw:frame>
        <draw:line draw:style-name="gr10" draw:text-style-name="P15" draw:layer="layout" svg:x1="2cm" svg:y1="11cm" svg:x2="2cm" svg:y2="6.5cm">
          <text:p/>
        </draw:line>
        <draw:frame draw:style-name="gr1" draw:text-style-name="P19" draw:layer="layout" svg:width="5cm" svg:height="0.725cm" svg:x="0.6cm" svg:y="8.301cm">
          <draw:text-box>
            <text:p text:style-name="P18"><text:span text:style-name="T2">Implements</text:span></text:p>
          </draw:text-box>
        </draw:frame>
        <draw:custom-shape draw:style-name="gr8" draw:text-style-name="P20" xml:id="id4" draw:id="id4" draw:layer="layout" svg:width="5cm" svg:height="1.5cm" svg:x="18.803cm" svg:y="3.701cm">
          <text:p text:style-name="P16"><text:span text:style-name="T4">ItemDataManager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0" draw:text-style-name="P15" draw:layer="layout" svg:x1="10cm" svg:y1="5cm" svg:x2="19cm" svg:y2="5cm">
          <text:p/>
        </draw:line>
        <draw:line draw:style-name="gr11" draw:text-style-name="P15" draw:layer="layout" svg:x1="10cm" svg:y1="5cm" svg:x2="10cm" svg:y2="7cm">
          <text:p/>
        </draw:line>
        <draw:frame draw:style-name="gr1" draw:text-style-name="P19" draw:layer="layout" svg:width="5cm" svg:height="0.725cm" svg:x="12cm" svg:y="4.275cm">
          <draw:text-box>
            <text:p text:style-name="P18"><text:span text:style-name="T2">Implements</text:span></text:p>
          </draw:text-box>
        </draw:frame>
        <draw:connector draw:style-name="gr10" draw:text-style-name="P15" draw:layer="layout" draw:line-skew="-2.851cm" svg:x1="25cm" svg:y1="13.5cm" svg:x2="21.303cm" svg:y2="5.201cm" draw:start-shape="id3" draw:start-glue-point="0" draw:end-shape="id4" svg:d="M25000 13500v-7000h-3697v-1299" svg:viewBox="0 0 3698 8300">
          <text:p/>
        </draw:connector>
        <draw:frame draw:style-name="gr1" draw:text-style-name="P19" draw:layer="layout" svg:width="5cm" svg:height="0.725cm" svg:x="22.4cm" svg:y="6.476cm">
          <draw:text-box>
            <text:p text:style-name="P18"><text:span text:style-name="T2">Implements</text:span></text:p>
          </draw:text-box>
        </draw:frame>
        <draw:frame draw:style-name="gr1" draw:text-style-name="P22" draw:layer="layout" svg:width="8cm" svg:height="0.776cm" svg:x="8cm" svg:y="2.2cm">
          <draw:text-box>
            <text:p text:style-name="P21"><text:span text:style-name="T3">RPC between CTM layer and IDM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9M19S</meta:editing-duration>
    <meta:editing-cycles>5</meta:editing-cycles>
    <meta:generator>LibreOffice/5.1.4.2$Windows_x86 LibreOffice_project/f99d75f39f1c57ebdd7ffc5f42867c12031db97a</meta:generator>
    <dc:date>2017-01-17T11:29:22.672000000</dc:date>
    <meta:document-statistic meta:object-count="59"/>
  </office:meta>
</office:document-meta>
</file>